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9pt" officeooo:rsid="001708fa" officeooo:paragraph-rsid="001708fa" style:font-size-asian="7.84999990463257pt" style:font-size-complex="9pt"/>
    </style:style>
    <style:style style:name="P2" style:family="paragraph" style:parent-style-name="Text_20_body">
      <style:text-properties officeooo:rsid="00156388" officeooo:paragraph-rsid="00156388"/>
    </style:style>
    <style:style style:name="P3" style:family="paragraph" style:parent-style-name="Text_20_body">
      <style:text-properties officeooo:paragraph-rsid="00156388"/>
    </style:style>
    <style:style style:name="P4" style:family="paragraph" style:parent-style-name="Text_20_body">
      <style:text-properties officeooo:rsid="001708fa" officeooo:paragraph-rsid="001708fa"/>
    </style:style>
    <style:style style:name="P5" style:family="paragraph" style:parent-style-name="Text_20_body">
      <style:text-properties officeooo:paragraph-rsid="001708f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officeooo:rsid="001fef3b" officeooo:paragraph-rsid="001fef3b"/>
    </style:style>
    <style:style style:name="P8" style:family="paragraph" style:parent-style-name="Text_20_body">
      <style:text-properties officeooo:paragraph-rsid="0020f674"/>
    </style:style>
    <style:style style:name="P9" style:family="paragraph" style:parent-style-name="Text_20_body">
      <style:text-properties officeooo:rsid="0026654f" officeooo:paragraph-rsid="0026654f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Title">
      <style:text-properties fo:font-size="26pt" style:font-size-asian="26pt" style:font-size-complex="26p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3442cb"/>
    </style:style>
    <style:style style:name="P14" style:family="paragraph" style:parent-style-name="Text_20_body" style:list-style-name="L2">
      <style:text-properties officeooo:rsid="001ecf3f" officeooo:paragraph-rsid="001ecf3f"/>
    </style:style>
    <style:style style:name="P15" style:family="paragraph" style:parent-style-name="Text_20_body" style:list-style-name="L2">
      <style:text-properties officeooo:rsid="003c57b8" officeooo:paragraph-rsid="003c57b8"/>
    </style:style>
    <style:style style:name="P16" style:family="paragraph" style:parent-style-name="Text_20_body" style:list-style-name="L4">
      <style:text-properties officeooo:rsid="003c57b8" officeooo:paragraph-rsid="003c57b8"/>
    </style:style>
    <style:style style:name="P17" style:family="paragraph" style:parent-style-name="Text_20_body" style:list-style-name="L2">
      <style:text-properties officeooo:rsid="0020f380" officeooo:paragraph-rsid="0020f380"/>
    </style:style>
    <style:style style:name="P18" style:family="paragraph" style:parent-style-name="Text_20_body" style:list-style-name="L2">
      <style:text-properties officeooo:rsid="00225662" officeooo:paragraph-rsid="00225662"/>
    </style:style>
    <style:style style:name="P19" style:family="paragraph" style:parent-style-name="Text_20_body" style:list-style-name="L4">
      <style:text-properties officeooo:rsid="00225662" officeooo:paragraph-rsid="00225662"/>
    </style:style>
    <style:style style:name="P20" style:family="paragraph" style:parent-style-name="Text_20_body" style:list-style-name="L2">
      <style:text-properties officeooo:rsid="002ea3ab" officeooo:paragraph-rsid="002ea3ab"/>
    </style:style>
    <style:style style:name="P21" style:family="paragraph" style:parent-style-name="Text_20_body" style:list-style-name="L4">
      <style:text-properties officeooo:rsid="002ea3ab" officeooo:paragraph-rsid="002ea3ab"/>
    </style:style>
    <style:style style:name="P22" style:family="paragraph" style:parent-style-name="Text_20_body" style:list-style-name="L2">
      <style:text-properties officeooo:rsid="00315315" officeooo:paragraph-rsid="00315315"/>
    </style:style>
    <style:style style:name="P23" style:family="paragraph" style:parent-style-name="Text_20_body" style:list-style-name="L3">
      <style:text-properties officeooo:rsid="001c86fd" officeooo:paragraph-rsid="001c86fd"/>
    </style:style>
    <style:style style:name="P24" style:family="paragraph" style:parent-style-name="Text_20_body" style:list-style-name="L3">
      <style:text-properties officeooo:rsid="001df735" officeooo:paragraph-rsid="001df735"/>
    </style:style>
    <style:style style:name="P25" style:family="paragraph" style:parent-style-name="Text_20_body" style:list-style-name="L4">
      <style:text-properties officeooo:rsid="001fef3b" officeooo:paragraph-rsid="001fef3b"/>
    </style:style>
    <style:style style:name="P26" style:family="paragraph" style:parent-style-name="Text_20_body" style:list-style-name="L4">
      <style:text-properties officeooo:rsid="00288b49" officeooo:paragraph-rsid="00288b49"/>
    </style:style>
    <style:style style:name="P27" style:family="paragraph" style:parent-style-name="Text_20_body" style:list-style-name="L4">
      <style:text-properties officeooo:rsid="0021c2ae" officeooo:paragraph-rsid="002e106e"/>
    </style:style>
    <style:style style:name="P28" style:family="paragraph" style:parent-style-name="Text_20_body" style:list-style-name="L4">
      <style:text-properties officeooo:rsid="0025ba13" officeooo:paragraph-rsid="0025ba13"/>
    </style:style>
    <style:style style:name="P29" style:family="paragraph" style:parent-style-name="Text_20_body" style:list-style-name="L5">
      <style:text-properties officeooo:rsid="0025ba13" officeooo:paragraph-rsid="0025ba13"/>
    </style:style>
    <style:style style:name="P30" style:family="paragraph" style:parent-style-name="Text_20_body" style:list-style-name="L4">
      <style:text-properties officeooo:rsid="0026654f" officeooo:paragraph-rsid="0026654f"/>
    </style:style>
    <style:style style:name="P31" style:family="paragraph" style:parent-style-name="Text_20_body" style:list-style-name="L4">
      <style:text-properties officeooo:rsid="00273257" officeooo:paragraph-rsid="00273257"/>
    </style:style>
    <style:style style:name="P32" style:family="paragraph" style:parent-style-name="Text_20_body" style:list-style-name="L4">
      <style:text-properties officeooo:rsid="002a74f7" officeooo:paragraph-rsid="002a74f7"/>
    </style:style>
    <style:style style:name="P33" style:family="paragraph" style:parent-style-name="Text_20_body" style:list-style-name="L5">
      <style:text-properties officeooo:rsid="002a74f7" officeooo:paragraph-rsid="002a74f7"/>
    </style:style>
    <style:style style:name="P34" style:family="paragraph" style:parent-style-name="Text_20_body" style:list-style-name="L4">
      <style:text-properties officeooo:rsid="00322f19" officeooo:paragraph-rsid="00322f19"/>
    </style:style>
    <style:style style:name="P35" style:family="paragraph" style:parent-style-name="Text_20_body" style:list-style-name="L4">
      <style:text-properties officeooo:rsid="0034d235" officeooo:paragraph-rsid="0034d235"/>
    </style:style>
    <style:style style:name="P36" style:family="paragraph" style:parent-style-name="Text_20_body" style:list-style-name="L6">
      <style:text-properties officeooo:rsid="003dfcd1" officeooo:paragraph-rsid="003dfcd1"/>
    </style:style>
    <style:style style:name="P37" style:family="paragraph" style:parent-style-name="Text_20_body" style:list-style-name="L6">
      <style:text-properties officeooo:rsid="0040d5fe" officeooo:paragraph-rsid="0040d5fe"/>
    </style:style>
    <style:style style:name="P38" style:family="paragraph" style:parent-style-name="Text_20_body" style:list-style-name="L6">
      <style:text-properties officeooo:rsid="0040d5fe" officeooo:paragraph-rsid="00416ccb"/>
    </style:style>
    <style:style style:name="P39" style:family="paragraph" style:parent-style-name="Text_20_body" style:list-style-name="L7">
      <style:text-properties officeooo:rsid="0040d5fe" officeooo:paragraph-rsid="0040d5fe"/>
    </style:style>
    <style:style style:name="P40" style:family="paragraph" style:parent-style-name="Text_20_body">
      <style:text-properties officeooo:rsid="00416ccb" officeooo:paragraph-rsid="00416ccb"/>
    </style:style>
    <style:style style:name="P41" style:family="paragraph" style:parent-style-name="Text_20_body" style:list-style-name="L6">
      <style:text-properties officeooo:rsid="00416ccb" officeooo:paragraph-rsid="00416ccb"/>
    </style:style>
    <style:style style:name="P42" style:family="paragraph" style:parent-style-name="Text_20_body" style:list-style-name="L6">
      <style:text-properties officeooo:rsid="00440ebe" officeooo:paragraph-rsid="00440ebe"/>
    </style:style>
    <style:style style:name="P43" style:family="paragraph" style:parent-style-name="Text_20_body">
      <style:text-properties officeooo:rsid="0045650a" officeooo:paragraph-rsid="0045650a"/>
    </style:style>
    <style:style style:name="P44" style:family="paragraph" style:parent-style-name="Text_20_body" style:list-style-name="L8">
      <style:text-properties officeooo:rsid="0045650a" officeooo:paragraph-rsid="0045650a"/>
    </style:style>
    <style:style style:name="P45" style:family="paragraph" style:parent-style-name="Text_20_body" style:list-style-name="L7">
      <style:text-properties officeooo:rsid="0045650a" officeooo:paragraph-rsid="0045650a"/>
    </style:style>
    <style:style style:name="P46" style:family="paragraph" style:parent-style-name="Text_20_body" style:list-style-name="L6">
      <style:text-properties officeooo:rsid="0045650a" officeooo:paragraph-rsid="0045650a"/>
    </style:style>
    <style:style style:name="P47" style:family="paragraph" style:parent-style-name="Text_20_body" style:list-style-name="L6">
      <style:text-properties officeooo:rsid="00464697" officeooo:paragraph-rsid="00464697"/>
    </style:style>
    <style:style style:name="P48" style:family="paragraph" style:parent-style-name="Text_20_body" style:list-style-name="L9">
      <style:text-properties officeooo:rsid="004939e3" officeooo:paragraph-rsid="004939e3"/>
    </style:style>
    <style:style style:name="P49" style:family="paragraph" style:parent-style-name="Heading_20_1">
      <style:text-properties officeooo:rsid="00156388" officeooo:paragraph-rsid="00156388"/>
    </style:style>
    <style:style style:name="P50" style:family="paragraph" style:parent-style-name="Heading_20_1">
      <style:text-properties officeooo:rsid="001c86fd" officeooo:paragraph-rsid="001c86fd"/>
    </style:style>
    <style:style style:name="P51" style:family="paragraph" style:parent-style-name="Heading_20_1">
      <style:text-properties officeooo:rsid="001ecf3f" officeooo:paragraph-rsid="001ecf3f"/>
    </style:style>
    <style:style style:name="P52" style:family="paragraph" style:parent-style-name="Heading_20_1">
      <style:text-properties officeooo:rsid="003dfcd1" officeooo:paragraph-rsid="003dfcd1"/>
    </style:style>
    <style:style style:name="P53" style:family="paragraph" style:parent-style-name="Heading_20_1">
      <style:text-properties officeooo:rsid="0040d5fe" officeooo:paragraph-rsid="0040d5fe"/>
    </style:style>
    <style:style style:name="P54" style:family="paragraph" style:parent-style-name="Heading_20_1">
      <style:text-properties officeooo:rsid="00416ccb" officeooo:paragraph-rsid="00416ccb"/>
    </style:style>
    <style:style style:name="P55" style:family="paragraph" style:parent-style-name="Heading_20_2">
      <style:text-properties officeooo:rsid="00156388" officeooo:paragraph-rsid="00156388"/>
    </style:style>
    <style:style style:name="P56" style:family="paragraph" style:parent-style-name="Heading_20_2">
      <style:text-properties officeooo:rsid="001c86fd" officeooo:paragraph-rsid="001c86fd"/>
    </style:style>
    <style:style style:name="P57" style:family="paragraph" style:parent-style-name="Heading_20_2">
      <style:text-properties officeooo:rsid="001fef3b" officeooo:paragraph-rsid="001fef3b"/>
    </style:style>
    <style:style style:name="P58" style:family="paragraph" style:parent-style-name="Heading_20_2">
      <style:text-properties officeooo:rsid="0023dab1" officeooo:paragraph-rsid="0023dab1"/>
    </style:style>
    <style:style style:name="T1" style:family="text">
      <style:text-properties officeooo:rsid="00156388"/>
    </style:style>
    <style:style style:name="T2" style:family="text">
      <style:text-properties officeooo:rsid="001708fa"/>
    </style:style>
    <style:style style:name="T3" style:family="text">
      <style:text-properties style:font-name="Courier New"/>
    </style:style>
    <style:style style:name="T4" style:family="text">
      <style:text-properties officeooo:rsid="001df735"/>
    </style:style>
    <style:style style:name="T5" style:family="text">
      <style:text-properties officeooo:rsid="001ecf3f"/>
    </style:style>
    <style:style style:name="T6" style:family="text">
      <style:text-properties officeooo:rsid="001edc20"/>
    </style:style>
    <style:style style:name="T7" style:family="text">
      <style:text-properties officeooo:rsid="001fef3b"/>
    </style:style>
    <style:style style:name="T8" style:family="text">
      <style:text-properties officeooo:rsid="0020f674"/>
    </style:style>
    <style:style style:name="T9" style:family="text">
      <style:text-properties officeooo:rsid="0023dab1"/>
    </style:style>
    <style:style style:name="T10" style:family="text">
      <style:text-properties officeooo:rsid="00273257"/>
    </style:style>
    <style:style style:name="T11" style:family="text">
      <style:text-properties officeooo:rsid="0027adc4"/>
    </style:style>
    <style:style style:name="T12" style:family="text">
      <style:text-properties officeooo:rsid="0028d305"/>
    </style:style>
    <style:style style:name="T13" style:family="text">
      <style:text-properties officeooo:rsid="002d9814"/>
    </style:style>
    <style:style style:name="T14" style:family="text">
      <style:text-properties officeooo:rsid="003008cd"/>
    </style:style>
    <style:style style:name="T15" style:family="text">
      <style:text-properties officeooo:rsid="003331b2"/>
    </style:style>
    <style:style style:name="T16" style:family="text">
      <style:text-properties officeooo:rsid="003442cb"/>
    </style:style>
    <style:style style:name="T17" style:family="text">
      <style:text-properties officeooo:rsid="00354e2a"/>
    </style:style>
    <style:style style:name="T18" style:family="text">
      <style:text-properties officeooo:rsid="0036801f"/>
    </style:style>
    <style:style style:name="T19" style:family="text">
      <style:text-properties officeooo:rsid="003c57b8"/>
    </style:style>
    <style:style style:name="T20" style:family="text">
      <style:text-properties officeooo:rsid="00416ccb"/>
    </style:style>
    <style:style style:name="T21" style:family="text">
      <style:text-properties officeooo:rsid="00430731"/>
    </style:style>
    <style:style style:name="T22" style:family="text">
      <style:text-properties officeooo:rsid="00440ebe"/>
    </style:style>
    <style:style style:name="T23" style:family="text">
      <style:text-properties officeooo:rsid="004999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rs Poetica – Web application design</text:p>
      <text:p text:style-name="P1">Kryštof Trkovský</text:p>
      <text:p text:style-name="P6"><text:a xlink:type="simple" xlink:href="https://github.com/kivi8/ars-poetica" text:style-name="Internet_20_link" text:visited-style-name="Visited_20_Internet_20_Link"><text:span text:style-name="T3">https://github.com/kivi8/ars-poetica</text:span></text:a></text:p>
      <text:list xml:id="list4856813079452489005" text:style-name="L1">
        <text:list-item>
          <text:p text:style-name="P12">Aktualizované zdrojové kódy pod <text:bookmark text:name="3-clause_license_.28.22Revised_BSD_License.22.2C_.22New_BSD_License.22.2C_or_.22Modified_BSD_License.22.29"/>New BSD License</text:p>
        </text:list-item>
        <text:list-item>
          <text:p text:style-name="P13"><text:span text:style-name="T16">Veškerý později přidaný text by bylo vhodné licencovat například pod licencí Creative Commons BY-NC-ND </text:span><text:a xlink:type="simple" xlink:href="http://www.creativecommons.cz/" text:style-name="Internet_20_link" text:visited-style-name="Visited_20_Internet_20_Link"><text:span text:style-name="T16">creativecommons.cz</text:span></text:a><text:span text:style-name="T16">, </text:span><text:a xlink:type="simple" xlink:href="https://creativecommons.org/licenses/by-nc-nd/3.0/cz/" text:style-name="Internet_20_link" text:visited-style-name="Visited_20_Internet_20_Link"><text:span text:style-name="T16">creativecommons.org</text:span></text:a><text:span text:style-name="T16"> – licencování se musí ještě dořešit.</text:span></text:p>
        </text:list-item>
      </text:list>
      <text:p text:style-name="P10">Navrhovaná, volná URL: http://ars-poetica.cz/</text:p>
      <text:h text:style-name="Heading_20_1" text:outline-level="1">Server side</text:h>
      <text:h text:style-name="Heading_20_2" text:outline-level="2">Použité technologie</text:h>
      <text:p text:style-name="P3"><text:span text:style-name="T1">Skriptovací jazyk PHP: </text:span><text:a xlink:type="simple" xlink:href="http://php.net/" text:style-name="Internet_20_link" text:visited-style-name="Visited_20_Internet_20_Link"><text:span text:style-name="T1">http://php.net</text:span></text:a></text:p>
      <text:p text:style-name="P3"><text:span text:style-name="T1">Framework pro PHP Nette: <text:s/></text:span><text:a xlink:type="simple" xlink:href="http://nette.org/" text:style-name="Internet_20_link" text:visited-style-name="Visited_20_Internet_20_Link"><text:span text:style-name="T1">http://nette.org</text:span></text:a></text:p>
      <text:p text:style-name="P8"><text:span text:style-name="T8">MySQL server: </text:span><text:a xlink:type="simple" xlink:href="https://www.mysql.com/" text:style-name="Internet_20_link" text:visited-style-name="Visited_20_Internet_20_Link"><text:span text:style-name="T8">https://www.mysql.com</text:span></text:a></text:p>
      <text:p text:style-name="P2">Web hosting: nedefinovaný</text:p>
      <text:h text:style-name="P49" text:outline-level="1">Client side</text:h>
      <text:h text:style-name="P55" text:outline-level="2">Použité technologie</text:h>
      <text:p text:style-name="P4">Programovací jazyky: HTML, CSS, JavaScript</text:p>
      <text:p text:style-name="P5"><text:span text:style-name="T2">CSS preprocesor SASS: </text:span><text:a xlink:type="simple" xlink:href="http://sass-lang.com/" text:style-name="Internet_20_link" text:visited-style-name="Visited_20_Internet_20_Link"><text:span text:style-name="T2">http://sass-lang.com</text:span></text:a></text:p>
      <text:h text:style-name="P50" text:outline-level="1">Soupis rolí <text:span text:style-name="T5">a vlastností</text:span></text:h>
      <text:h text:style-name="P51" text:outline-level="1">UI</text:h>
      <text:list xml:id="list8871007869010626289" text:style-name="L2">
        <text:list-item>
          <text:p text:style-name="P14">Nejnovější články</text:p>
        </text:list-item>
        <text:list-item>
          <text:p text:style-name="P15">Rychlé zprávy</text:p>
        </text:list-item>
        <text:list-item>
          <text:p text:style-name="P14">Podobné články, <text:span text:style-name="T6">podle key words</text:span></text:p>
        </text:list-item>
        <text:list-item>
          <text:p text:style-name="P17">Fórum (php BB pro začátek)</text:p>
        </text:list-item>
        <text:list-item>
          <text:p text:style-name="P18">Aktuální informace o probíhajících akcích</text:p>
        </text:list-item>
        <text:list-item>
          <text:p text:style-name="P20">Vyhledávání</text:p>
        </text:list-item>
        <text:list-item>
          <text:p text:style-name="P22">Facebook UI – like, fb komentáře</text:p>
        </text:list-item>
        <text:list-item>
          <text:p text:style-name="P22"><text:soft-page-break/>Statistika – článek si prohlíží…. </text:p>
        </text:list-item>
      </text:list>
      <text:h text:style-name="P56" text:outline-level="2">Guest - <text:span text:style-name="T7">neznámý</text:span></text:h>
      <text:list xml:id="list6460686402316893342" text:style-name="L3">
        <text:list-item>
          <text:p text:style-name="P23">Čtení článků</text:p>
        </text:list-item>
        <text:list-item>
          <text:p text:style-name="P23">Hodnocení článků</text:p>
        </text:list-item>
        <text:list-item>
          <text:p text:style-name="P23">Komentování článků (ověření <text:span text:style-name="T4">robot</text:span>)</text:p>
        </text:list-item>
        <text:list-item>
          <text:p text:style-name="P24">Možnost zaslat vlastní text do redakce</text:p>
        </text:list-item>
      </text:list>
      <text:h text:style-name="P57" text:outline-level="2">User – registrovaný</text:h>
      <text:p text:style-name="P7">Extends Guest</text:p>
      <text:list xml:id="list7765763359194951461" text:style-name="L4">
        <text:list-item>
          <text:p text:style-name="P25">- ověření robot („ověřené“ komentáře)</text:p>
        </text:list-item>
        <text:list-item>
          <text:p text:style-name="P26">Titul (Administrátor, redaktor, uživatel…..)</text:p>
        </text:list-item>
        <text:list-item>
          <text:p text:style-name="P25">Informace o sobě, avatar, <text:span text:style-name="T17">vlastní nastavení (změna hesla, mailu)</text:span></text:p>
        </text:list-item>
        <text:list-item>
          <text:p text:style-name="P19">Novinky po mailu, <text:span text:style-name="T9">nové akce atd.. (dobrovolné)</text:span></text:p>
        </text:list-item>
        <text:list-item>
          <text:p text:style-name="P27">Vlastní stránka – zeď <text:span text:style-name="T12">| hodnocení osobní, komentáře (volitelné)</text:span></text:p>
        </text:list-item>
        <text:list-item>
          <text:p text:style-name="P28">Měnitelné administrátorem</text:p>
          <text:list>
            <text:list-item>
              <text:p text:style-name="P16">Rychlé zprávy</text:p>
            </text:list-item>
            <text:list-item>
              <text:p text:style-name="P30">Publikovat <text:span text:style-name="T10">(Zásahy pouze do vlastního textu)</text:span></text:p>
              <text:list>
                <text:list-item>
                  <text:p text:style-name="P21">Povolení, zakázání komentářů, hodnocení</text:p>
                </text:list-item>
                <text:list-item>
                  <text:p text:style-name="P21">Zvolení podobných článků</text:p>
                </text:list-item>
              </text:list>
            </text:list-item>
            <text:list-item>
              <text:p text:style-name="P31">Kontakty na důležité osoby <text:span text:style-name="T13">(mail)</text:span></text:p>
            </text:list-item>
            <text:list-item>
              <text:p text:style-name="P31">Zásahy do komentářů</text:p>
            </text:list-item>
            <text:list-item>
              <text:p text:style-name="P32">Schvalovat <text:span text:style-name="T14">text</text:span> dalším administrátorům, <text:span text:style-name="T19">korekce textu</text:span></text:p>
            </text:list-item>
            <text:list-item>
              <text:p text:style-name="P34">Př<text:span text:style-name="T15">i</text:span>dávání informací do art týmu – kontakty</text:p>
            </text:list-item>
            <text:list-item>
              <text:p text:style-name="P35">Registrace dalších (Jméno, heslo, základní info)</text:p>
            </text:list-item>
            <text:list-item>
              <text:p text:style-name="P16">Bany</text:p>
            </text:list-item>
          </text:list>
        </text:list-item>
      </text:list>
      <text:h text:style-name="P58" text:outline-level="2">Admin – administrátor</text:h>
      <text:p text:style-name="P9">Extends user <text:span text:style-name="T18">+ měnitelné</text:span></text:p>
      <text:list xml:id="list8695910746856596458" text:style-name="L5">
        <text:list-item>
          <text:p text:style-name="P29">Změna práv <text:span text:style-name="T11">uživatelům</text:span></text:p>
        </text:list-item>
        <text:list-item>
          <text:p text:style-name="P33">Tvoření jednotlivých rubrik <text:span text:style-name="T19">(Věda, společnost, zájmy, umění)</text:span></text:p>
        </text:list-item>
      </text:list>
      <text:h text:style-name="P52" text:outline-level="1"><text:soft-page-break/>Presenter</text:h>
      <text:list xml:id="list2370897184970480260" text:style-name="L6">
        <text:list-item>
          <text:p text:style-name="P36">HomepagePresenter (homepage)</text:p>
        </text:list-item>
        <text:list-item>
          <text:p text:style-name="P36">LogPresenter (logIn, logOut)</text:p>
        </text:list-item>
        <text:list-item>
          <text:p text:style-name="P37">RegisterPresenter (register)</text:p>
        </text:list-item>
        <text:list-item>
          <text:p text:style-name="P37">ArticlePresenter <text:span text:style-name="T22">(rate, comment)</text:span></text:p>
          <text:list>
            <text:list-item>
              <text:p text:style-name="P37">view</text:p>
            </text:list-item>
            <text:list-item>
              <text:p text:style-name="P37">edit - <text:span text:style-name="T20">ifAllowed</text:span></text:p>
            </text:list-item>
            <text:list-item>
              <text:p text:style-name="P38">add – <text:span text:style-name="T20">ifAllowed</text:span></text:p>
            </text:list-item>
            <text:list-item>
              <text:p text:style-name="P46">NewArcticles – ifAllowed change</text:p>
            </text:list-item>
          </text:list>
        </text:list-item>
        <text:list-item>
          <text:p text:style-name="P41">Send<text:span text:style-name="T23">Article</text:span>Presenter – <text:span text:style-name="T21">ifNotAllowed add text</text:span></text:p>
        </text:list-item>
      </text:list>
      <text:p text:style-name="P40"/>
      <text:list xml:id="list170244404520344" text:continue-numbering="true" text:style-name="L6">
        <text:list-item>
          <text:p text:style-name="P41">SettingPresenter <text:span text:style-name="T22">(name mail, baned users ….)</text:span></text:p>
        </text:list-item>
        <text:list-item>
          <text:p text:style-name="P42">MessagePresenter (send, read, ban)</text:p>
        </text:list-item>
        <text:list-item>
          <text:p text:style-name="P47">ArtTeamPresenter (mails, messages, add)</text:p>
        </text:list-item>
        <text:list-item>
          <text:p text:style-name="P47">MediaArchivePresenter (add public media, moderate media)</text:p>
        </text:list-item>
      </text:list>
      <text:p text:style-name="P43"/>
      <text:list xml:id="list4054005375137843644" text:style-name="L8">
        <text:list-item>
          <text:p text:style-name="P44">AdminPresenter </text:p>
          <text:list>
            <text:list-item>
              <text:p text:style-name="P44">Change users (prohibit, add competence)</text:p>
              <text:list>
                <text:list-item>
                  <text:p text:style-name="P44">Add other user</text:p>
                </text:list-item>
              </text:list>
            </text:list-item>
            <text:list-item>
              <text:p text:style-name="P44">Change menu</text:p>
            </text:list-item>
          </text:list>
        </text:list-item>
      </text:list>
      <text:h text:style-name="P53" text:outline-level="1">Component</text:h>
      <text:list xml:id="list2194392270805264413" text:style-name="L7">
        <text:list-item>
          <text:p text:style-name="P39">CommentsComponent</text:p>
        </text:list-item>
        <text:list-item>
          <text:p text:style-name="P45">FastNewsComponent</text:p>
        </text:list-item>
        <text:list-item>
          <text:p text:style-name="P45">ActionsComponent</text:p>
        </text:list-item>
      </text:list>
      <text:h text:style-name="P54" text:outline-level="1">Model</text:h>
      <text:list xml:id="list7574498631669033688" text:style-name="L9">
        <text:list-item>
          <text:p text:style-name="P48">ArticleModel</text:p>
        </text:list-item>
        <text:list-item>
          <text:p text:style-name="P48">CommentModel</text:p>
        </text:list-item>
        <text:list-item>
          <text:p text:style-name="P48">UserModel</text:p>
        </text:list-item>
        <text:list-item>
          <text:p text:style-name="P48"><text:soft-page-break/>FastNewsModel</text:p>
        </text:list-item>
        <text:list-item>
          <text:p text:style-name="P48">ActionModel</text:p>
        </text:list-item>
        <text:list-item>
          <text:p text:style-name="P48">MessagesModel</text:p>
        </text:list-item>
        <text:list-item>
          <text:p text:style-name="P48">AdminModel</text:p>
        </text:list-item>
        <text:list-item>
          <text:p text:style-name="P48">MediaArchiveModel</text:p>
        </text:list-item>
        <text:list-item>
          <text:p text:style-name="P48">ArtTeamMod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graphic-properties draw:fill-image-width="0cm" draw:fill-image-height="0cm"/>
      <style:paragraph-properties fo:text-align="center" style:justify-single-word="false" style:page-number="auto" fo:padding="0.049cm" fo:border-left="none" fo:border-right="none" fo:border-top="none" fo:border-bottom="0.51pt solid #336699" style:shadow="#808080 0.101cm -0.101cm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9:46:11.987841187</meta:creation-date>
    <dc:date>2015-07-20T17:02:42.330392264</dc:date>
    <meta:editing-duration>PT7H14M29S</meta:editing-duration>
    <meta:editing-cycles>50</meta:editing-cycles>
    <meta:generator>LibreOffice/4.4.2.2$Linux_X86_64 LibreOffice_project/40m0$Build-2</meta:generator>
    <meta:document-statistic meta:table-count="0" meta:image-count="0" meta:object-count="0" meta:page-count="4" meta:paragraph-count="85" meta:word-count="350" meta:character-count="2465" meta:non-whitespace-character-count="2247"/>
  </office:meta>
</office:document-meta>
</file>